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2">
      <style:text-properties fo:font-weight="normal" style:font-weight-asian="normal" style:font-weight-complex="normal"/>
    </style:style>
    <style:style style:name="P5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CKET</text:p>
      <text:p text:style-name="P1"/>
      <text:p text:style-name="P1"/>
      <text:p text:style-name="Standard"/>
      <text:p text:style-name="Standard">SERVER<text:tab/><text:tab/><text:tab/>CLIENT</text:p>
      <text:p text:style-name="Standard"/>
      <text:p text:style-name="Standard">Socket()<text:tab/><text:tab/><text:tab/>Socket()</text:p>
      <text:p text:style-name="Standard">Bind()<text:tab/><text:tab/><text:tab/><text:tab/>connect()</text:p>
      <text:p text:style-name="Standard">listen()<text:tab/><text:tab/><text:tab/><text:tab/>write()</text:p>
      <text:p text:style-name="Standard">accept<text:tab/><text:tab/><text:tab/><text:tab/>read()</text:p>
      <text:p text:style-name="Standard">Read()<text:tab/><text:tab/><text:tab/><text:tab/>close()</text:p>
      <text:p text:style-name="Standard">write()</text:p>
      <text:p text:style-name="Standard">close</text:p>
      <text:p text:style-name="Standard"/>
      <text:p text:style-name="Standard"/>
      <text:p text:style-name="Standard">La socket è un interfaccia che permette di comunicare tra Client-server.</text:p>
      <text:p text:style-name="Standard">Si può utilizzare il protocollo TCP e UDP.</text:p>
      <text:p text:style-name="Standard"/>
      <text:p text:style-name="Standard">La SOCKET è un qualcosa composto da<text:span text:style-name="T1"> indirizzo</text:span> e <text:span text:style-name="T1">numero di porta</text:span>. </text:p>
      <text:p text:style-name="Standard"/>
      <text:p text:style-name="Standard">In una rete di grandi dimensioni il sistema di connesione è sempre quello client-server.</text:p>
      <text:p text:style-name="Standard"><text:s/></text:p>
      <text:p text:style-name="Standard">l'indirizzo ip consente di individuare la posizione univoca di un host al suo interno.</text:p>
      <text:p text:style-name="Standard"/>
      <text:p text:style-name="Standard">I numeri di porta permettono di associare il servizio ad un determinato numero.</text:p>
      <text:p text:style-name="Standard"/>
      <text:p text:style-name="Standard"/>
      <text:p text:style-name="Standard"/>
      <text:p text:style-name="Standard"><text:span text:style-name="T1">Due tipi di connessione:</text:span> connection less or connection oriented </text:p>
      <text:p text:style-name="Standard"/>
      <text:p text:style-name="Standard">La connessione di tipo <text:span text:style-name="T1">connection-less</text:span> usa il <text:span text:style-name="T1">datagram socket.</text:span></text:p>
      <text:p text:style-name="P3">La connessione di tipo <text:span text:style-name="T1">connection-oriented</text:span> usa lo <text:span text:style-name="T1">stream</text:span> <text:span text:style-name="T1">socket.</text:span></text:p>
      <text:p text:style-name="P3"><text:span text:style-name="T1"/></text:p>
      <text:p text:style-name="Standard"><text:span text:style-name="T1">Datagram socket:</text:span></text:p>
      <text:p text:style-name="Standard"><text:span text:style-name="T1"/></text:p>
      <text:list xml:id="list8010878094673485459" text:style-name="L1">
        <text:list-item>
          <text:p text:style-name="P5">Non garantisce l'ordine e l'arrivo dei pacchetti</text:p>
        </text:list-item>
        <text:list-item>
          <text:p text:style-name="P5">Li gestisce il protocollo UDP (liv rasporto).</text:p>
        </text:list-item>
        <text:list-item>
          <text:p text:style-name="P5">Non si instaura una connessione tra client e server</text:p>
        </text:list-item>
        <text:list-item>
          <text:p text:style-name="P5">I dati vengono trasmessi velocemente</text:p>
        </text:list-item>
        <text:list-item>
          <text:p text:style-name="P5">La comunicazione è bidirezionale e non affidabile</text:p>
        </text:list-item>
      </text:list>
      <text:p text:style-name="Standard"><text:s text:c="6"/></text:p>
      <text:p text:style-name="Standard">Dal lato client viene creata la socket, viene mandata la richiesta con indirizzo, numro di porta e messaggio e infine viene chiusa la socket.</text:p>
      <text:p text:style-name="Standard"/>
      <text:p text:style-name="Standard"/>
      <text:p text:style-name="Standard"/>
      <text:p text:style-name="Standard"/>
      <text:p text:style-name="P2">Stream socket:</text:p>
      <text:p text:style-name="P2"/>
      <text:list xml:id="list7545921505777199204" text:style-name="L2">
        <text:list-item>
          <text:list>
            <text:list-item>
              <text:p text:style-name="P4">Fornisce dati ordinati ed affidabili</text:p>
            </text:list-item>
            <text:list-item>
              <text:p text:style-name="P4">Supportato dal TCP</text:p>
            </text:list-item>
            <text:list-item>
              <text:p text:style-name="P4">Client e server instaurano una connessione a due flussi: uno per l'input ed uno per <text:soft-page-break/>l'output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M27S</meta:editing-duration>
    <meta:editing-cycles>7</meta:editing-cycles>
    <meta:generator>OpenOffice/4.1.3$Win32 OpenOffice.org_project/413m1$Build-9783</meta:generator>
    <dc:date>2017-12-01T09:07:44.42</dc:date>
    <meta:document-statistic meta:table-count="0" meta:image-count="0" meta:object-count="0" meta:page-count="2" meta:paragraph-count="31" meta:word-count="209" meta:character-count="1306"/>
    <dc:creator>Cristian Borelli</dc:creator>
    <meta:user-defined meta:name="Info 1"/>
    <meta:user-defined meta:name="Info 2"/>
    <meta:user-defined meta:name="Info 3"/>
    <meta:user-defined meta:name="Info 4"/>
  </office:meta>
</office:document-meta>
</file>